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373000000CFA6737352.png" manifest:media-type="image/png"/>
  <manifest:file-entry manifest:full-path="Pictures/100000000000034A000001B88A006968.jpg" manifest:media-type="image/jpeg"/>
  <manifest:file-entry manifest:full-path="Pictures/100000000000013B000000A09B2C7D81.jpg" manifest:media-type="image/jpeg"/>
  <manifest:file-entry manifest:full-path="Pictures/100000000000003400000034092DD434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12C000000EA6E4A6DA8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pitch="variable"/>
    <style:font-face style:name="Century gothic" svg:font-family="'Century gothic'" style:font-pitch="variable"/>
    <style:font-face style:name="DejaVu Sans" svg:font-family="'DejaVu Sans'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93dd" draw:textarea-horizontal-align="left" draw:textarea-vertical-align="middle" draw:auto-grow-height="false" fo:padding-top="0.095cm" fo:padding-bottom="0.095cm" fo:padding-left="0.19cm" fo:padding-right="0.19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095cm" fo:padding-bottom="0.095cm" fo:padding-left="0.19cm" fo:padding-right="0.19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095cm" fo:padding-bottom="0.095cm" fo:padding-left="0.19cm" fo:padding-right="0.19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0.872cm" fo:min-width="0cm" fo:padding-top="0.015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125cm" fo:min-width="0cm" fo:padding-top="0.017cm" fo:padding-bottom="0cm" fo:padding-left="0cm" fo:padding-right="0cm" fo:wrap-option="wrap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0.847cm" fo:min-width="0cm" fo:padding-top="0.095cm" fo:padding-bottom="0.095cm" fo:padding-left="0.19cm" fo:padding-right="0.19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8.943cm" fo:min-width="0cm" fo:padding-top="0.095cm" fo:padding-bottom="0.095cm" fo:padding-left="0.19cm" fo:padding-right="0.19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0.763cm" fo:min-width="0cm" fo:padding-top="0.095cm" fo:padding-bottom="0.095cm" fo:padding-left="0.19cm" fo:padding-right="0.19cm" fo:wrap-option="wrap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943cm" fo:min-width="0cm" fo:padding-top="0.095cm" fo:padding-bottom="0.095cm" fo:padding-left="0.19cm" fo:padding-right="0.19cm" fo:wrap-option="wrap" draw:shadow-color="#808080"/>
    </style:style>
    <style:style style:name="P1" style:family="paragraph">
      <style:paragraph-properties fo:margin-left="0cm" fo:margin-right="0cm" fo:margin-top="0cm" fo:margin-bottom="0cm" fo:line-height="94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.502cm" fo:line-height="100%" fo:text-indent="-0.886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50%" fo:text-indent="0cm" style:line-break="strict"/>
    </style:style>
    <style:style style:name="P6" style:family="paragraph">
      <style:paragraph-properties fo:margin-left="0cm" fo:margin-right="0cm" fo:line-height="97%" fo:text-indent="0cm" style:punctuation-wrap="hanging" style:line-break="strict"/>
    </style:style>
    <style:style style:name="P7" style:family="paragraph">
      <style:paragraph-properties fo:margin-left="0cm" fo:margin-right="0cm" fo:margin-top="0cm" fo:margin-bottom="0.502cm" fo:line-height="97%" fo:text-indent="0cm" style:punctuation-wrap="hanging" style:line-break="strict"/>
    </style:style>
    <style:style style:name="P8" style:family="paragraph">
      <style:paragraph-properties fo:margin-left="0cm" fo:margin-right="0cm" fo:margin-top="0cm" fo:margin-bottom="0.401cm" fo:line-height="97%" fo:text-indent="0cm" style:punctuation-wrap="hanging" style:line-break="strict"/>
    </style:style>
    <style:style style:name="P9" style:family="paragraph">
      <style:paragraph-properties fo:margin-left="0cm" fo:margin-right="0cm" fo:margin-top="0cm" fo:margin-bottom="0.502cm" fo:text-indent="0cm" style:punctuation-wrap="hanging" style:line-break="strict"/>
    </style:style>
    <style:style style:name="P10" style:family="paragraph">
      <style:paragraph-properties fo:margin-left="0cm" fo:margin-right="0cm" fo:margin-top="0cm" fo:margin-bottom="0.502cm" fo:text-align="justify" fo:text-indent="0cm" style:punctuation-wrap="hanging" style:line-break="strict"/>
    </style:style>
    <style:style style:name="P11" style:family="paragraph">
      <style:paragraph-properties fo:margin-left="0.952cm" fo:margin-right="0cm" fo:margin-top="0cm" fo:margin-bottom="0.502cm" fo:text-indent="-0.948cm" style:punctuation-wrap="hanging" style:line-break="strict"/>
    </style:style>
    <style:style style:name="P12" style:family="paragraph">
      <style:paragraph-properties fo:margin-left="0cm" fo:margin-right="0cm" fo:margin-top="0cm" fo:margin-bottom="0.401cm" fo:text-indent="0cm" style:punctuation-wrap="hanging" style:line-break="strict"/>
    </style:style>
    <style:style style:name="T1" style:family="text">
      <style:text-properties fo:color="#193300" style:text-position="0% 100%" style:font-name="Century gothic" fo:font-size="24pt" fo:language="en" fo:country="US" fo:font-weight="bold" style:font-size-asian="24pt" style:font-weight-asian="bold" style:font-size-complex="24pt" style:font-weight-complex="bold"/>
    </style:style>
    <style:style style:name="T2" style:family="text">
      <style:text-properties fo:color="#1f1a17" style:font-name="Century Gothic" fo:font-size="16pt" fo:language="en" fo:country="US" style:font-size-asian="16pt" style:font-size-complex="16pt"/>
    </style:style>
    <style:style style:name="T3" style:family="text">
      <style:text-properties fo:color="#1f1a17" style:font-name="Century Gothic" fo:font-size="14pt" fo:language="en" fo:country="US" style:font-size-asian="14pt" style:font-size-complex="14pt"/>
    </style:style>
    <style:style style:name="T4" style:family="text">
      <style:text-properties fo:color="#000000" style:font-name="Arial" fo:font-size="22pt" fo:language="en" fo:country="US" fo:font-weight="bold" style:font-size-asian="22pt" style:font-weight-asian="bold" style:font-size-complex="22pt" style:font-weight-complex="bold"/>
    </style:style>
    <style:style style:name="T5" style:family="text">
      <style:text-properties fo:color="#000000" style:text-position="0% 100%" style:font-name="Century gothic" fo:font-size="18pt" fo:language="en" fo:country="US" style:font-size-asian="18pt" style:font-size-complex="18pt"/>
    </style:style>
    <style:style style:name="T6" style:family="text">
      <style:text-properties fo:color="#000000" style:text-position="0% 100%" style:font-name="Century gothic" fo:font-size="18pt" fo:language="en" fo:country="IN" style:font-size-asian="18pt" style:font-size-complex="18pt"/>
    </style:style>
    <style:style style:name="T7" style:family="text">
      <style:text-properties style:text-position="0% 100%" style:font-name="Century Gothic" fo:font-size="22pt" fo:language="en" fo:country="IN" fo:font-weight="bold" style:font-size-asian="22pt" style:font-weight-asian="bold" style:font-size-complex="22pt" style:font-weight-complex="bold"/>
    </style:style>
    <style:style style:name="T8" style:family="text">
      <style:text-properties style:text-position="0% 100%" style:font-name="Century Gothic" fo:font-size="18pt" fo:language="en" fo:country="US" style:font-size-asian="18pt" style:font-size-complex="18pt"/>
    </style:style>
    <style:style style:name="T9" style:family="text">
      <style:text-properties style:text-position="0% 100%" style:font-name="Century Gothic" fo:font-size="18pt" fo:language="en" fo:country="IN" style:font-size-asian="18pt" style:font-size-complex="18pt"/>
    </style:style>
    <style:style style:name="T10" style:family="text">
      <style:text-properties fo:color="#000000" style:text-position="0% 100%" style:font-name="Century gothic" fo:font-size="20pt" fo:language="en" fo:country="IN" fo:font-weight="bold" style:font-size-asian="20pt" style:font-weight-asian="bold" style:font-size-complex="20pt" style:font-weight-complex="bold"/>
    </style:style>
    <style:style style:name="T11" style:family="text">
      <style:text-properties fo:font-size="18pt" fo:language="en" fo:country="IN" style:font-size-asian="18pt" style:font-size-complex="18pt"/>
    </style:style>
    <style:style style:name="T12" style:family="text">
      <style:text-properties fo:font-size="18pt" fo:language="en" fo:country="IN" fo:font-weight="bold" style:font-size-asian="18pt" style:font-weight-asian="bold" style:font-size-complex="18pt" style:font-weight-complex="bold"/>
    </style:style>
    <style:style style:name="T13" style:family="text">
      <style:text-properties fo:color="#000000" style:text-position="0% 100%" style:font-name="Century gothic" fo:font-size="22pt" fo:language="en" fo:country="IN" fo:font-weight="bold" style:font-size-asian="22pt" style:font-weight-asian="bold" style:font-size-complex="22pt" style:font-weight-complex="bold"/>
    </style:style>
    <style:style style:name="T14" style:family="text">
      <style:text-properties fo:color="#000000" style:text-position="0% 100%" style:font-name="Century gothic" fo:font-size="20pt" fo:language="en" fo:country="IN" style:font-size-asian="20pt" style:font-size-complex="20pt"/>
    </style:style>
    <style:style style:name="T15" style:family="text">
      <style:text-properties fo:font-size="16pt" fo:language="en" fo:country="IN" style:font-size-asian="16pt" style:font-size-complex="16pt"/>
    </style:style>
    <style:style style:name="T16" style:family="text">
      <style:text-properties fo:language="en" fo:country="IN"/>
    </style:style>
    <text:list-style style:name="L1">
      <text:list-level-style-number text:level="1" style:num-format="">
        <style:list-level-properties/>
        <style:text-properties fo:color="#19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f1a17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5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6">
      <text:list-level-style-bullet text:level="1" text:bullet-char="">
        <style:list-level-properties text:min-label-width="1.5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9">
      <text:list-level-style-bullet text:level="1" text:bullet-char="">
        <style:list-level-properties text:space-before="0.004cm" text:min-label-width="0.9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4cm" text:min-label-width="1.57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xml:id="id1" draw:id="id1">
        <draw:custom-shape draw:style-name="gr1" draw:text-style-name="P2" draw:layer="layout" svg:width="18.415cm" svg:height="1.27cm" svg:x="1.905cm" svg:y="5.715cm">
          <text:list text:style-name="L1">
            <text:list-header>
              <text:p text:style-name="P1"><text:span text:style-name="T1"><text:s text:c="17"/></text:span><text:span text:style-name="T1">Linux Device Driver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0.31cm" svg:height="2.016cm" svg:x="9.199cm" svg:y="7.183cm">
          <text:list text:style-name="L2">
            <text:list-header>
              <text:p text:style-name="P3"><text:span text:style-name="T2"><text:s text:c="6"/></text:span><text:span text:style-name="T3"><text:s text:c="23"/></text:span><text:span text:style-name="T3">by, </text:span></text:p>
              <text:p text:style-name="P3"><text:span text:style-name="T3"><text:s text:c="30"/></text:span><text:span text:style-name="T3">Venkatarao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par smil:begin="id1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xml:id="id2" draw:id="id2">
        <draw:custom-shape draw:style-name="gr2" draw:text-style-name="P2" draw:layer="layout" svg:width="18.203cm" svg:height="0.886cm" svg:x="0.212cm" svg:y="0.168cm">
          <text:list text:style-name="L3">
            <text:list-header>
              <text:p text:style-name="P4"><text:span text:style-name="T4">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615cm" svg:height="9.141cm" svg:x="0.348cm" svg:y="1.482cm">
          <text:list text:style-name="L4">
            <text:list-item>
              <text:p text:style-name="P5"><text:span text:style-name="T5">What are character device drivers</text:span></text:p>
            </text:list-item>
            <text:list-item>
              <text:p text:style-name="P5"><text:span text:style-name="T6">Major and minor numbers</text:span></text:p>
            </text:list-item>
            <text:list-item>
              <text:p text:style-name="P5"><text:span text:style-name="T6">File operations</text:span></text:p>
            </text:list-item>
            <text:list-item>
              <text:p text:style-name="P5"><text:span text:style-name="T6">Example of the connection between application and character device</text:span></text:p>
            </text:list-item>
            <text:list-item>
              <text:p text:style-name="P5"><text:span text:style-name="T6">Allocating Memory</text:span></text:p>
            </text:list-item>
            <text:list-item>
              <text:p text:style-name="P5"><text:span text:style-name="T6">Interrupt Handling</text:span></text:p>
            </text:list-item>
            <text:list-item>
              <text:p text:style-name="P5"><text:span text:style-name="T6">Time and Delays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par smil:begin="id2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layer="layout" svg:width="14.847cm" svg:height="11.134cm" svg:x="3.074cm" svg:y="2.258cm" draw:page-number="2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1" presentation:presentation-page-layout-name="AL1T1">
        <draw:frame presentation:style-name="pr1" draw:text-style-name="P2" draw:layer="layout" svg:width="18.203cm" svg:height="0.886cm" svg:x="0.211cm" svg:y="0.168cm" presentation:class="title" presentation:user-transformed="true">
          <draw:text-box>
            <text:list text:style-name="L5">
              <text:list-header>
                <text:p text:style-name="P6"><text:span text:style-name="T7"><text:s text:c="2"/></text:span><text:span text:style-name="T7">What are character device drivers</text:span></text:p>
              </text:list-header>
            </text:list>
          </draw:text-box>
        </draw:frame>
        <draw:frame presentation:style-name="pr2" draw:text-style-name="P2" draw:layer="layout" svg:width="19.615cm" svg:height="9.141cm" svg:x="0.347cm" svg:y="1.481cm" presentation:class="outline" presentation:user-transformed="true">
          <draw:text-box>
            <text:list text:style-name="L6">
              <text:list-item>
                <text:p text:style-name="P7"><text:span text:style-name="T8">Character devices can be accessed as a stream of bytes</text:span></text:p>
              </text:list-item>
              <text:list-item>
                <text:p text:style-name="P7"><text:span text:style-name="T9">Character device drivers implement </text:span></text:p>
              </text:list-item>
              <text:list-item>
                <text:p text:style-name="P7"><text:span text:style-name="T9">open,close,read and write most of the time and grant access to the data stream for the user space</text:span></text:p>
              </text:list-item>
              <text:list-item>
                <text:p text:style-name="P7"><text:span text:style-name="T9">Examples for character devices: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9">Serial Ports (/dev/ttyS0)</text:span></text:p>
                  </text:list-item>
                  <text:list-item>
                    <text:p text:style-name="P8"><text:span text:style-name="T9">Console (/dev/console)</text:span></text:p>
                  </text:list-item>
                  <text:list-item>
                    <text:p text:style-name="P8"><text:span text:style-name="T9">Mouse (/dev/input/mouse0)</text:span></text:p>
                  </text:list-item>
                  <text:list-item>
                    <text:p text:style-name="P8"><text:span text:style-name="T9">(all devices that are neither storage nor network devic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9.799cm" svg:height="11.134cm" svg:x="0.6cm" svg:y="2.258cm" draw:page-number="3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1" presentation:presentation-page-layout-name="AL1T1">
        <draw:frame presentation:style-name="pr3" draw:text-style-name="P2" draw:layer="layout" svg:width="18.194cm" svg:height="1.036cm" svg:x="0.212cm" svg:y="0.088cm" presentation:class="title" presentation:user-transformed="true">
          <draw:text-box>
            <text:list text:style-name="L8">
              <text:list-header>
                <text:p text:style-name="P6"><text:span text:style-name="T10">Major and minor numbers</text:span></text:p>
              </text:list-header>
            </text:list>
          </draw:text-box>
        </draw:frame>
        <draw:frame presentation:style-name="pr4" draw:text-style-name="P2" draw:layer="layout" svg:width="19.606cm" svg:height="9.132cm" svg:x="0.348cm" svg:y="1.482cm" presentation:class="outline" presentation:user-transformed="true">
          <draw:text-box>
            <text:list text:style-name="L9">
              <text:list-item>
                <text:p text:style-name="P9"><text:span text:style-name="T11"><text:s text:c="3"/></text:span><text:span text:style-name="T11">Device nodes are created by the </text:span><text:span text:style-name="T12">mknod</text:span><text:span text:style-name="T11"> system call.</text:span></text:p>
              </text:list-item>
              <text:list-item>
                <text:p text:style-name="P9"><text:span text:style-name="T11"><text:s text:c="3"/></text:span><text:span text:style-name="T11">The kernel resource exposed by the device node is identified by <text:s text:c="2"/>a major and minor number.</text:span></text:p>
              </text:list-item>
              <text:list-item>
                <text:p text:style-name="P9"><text:span text:style-name="T11"><text:s text:c="3"/></text:span><text:span text:style-name="T11">The major number identifies the device driver.</text:span></text:p>
              </text:list-item>
              <text:list-item>
                <text:p text:style-name="P9"><text:span text:style-name="T11"><text:s text:c="3"/></text:span><text:span text:style-name="T11">And the minor number identifies a particular device the <text:s/>driver controls.</text:span></text:p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4" presentation:class="page"/>
          <draw:custom-shape draw:style-name="gr3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presentation-page-layout-name="AL1T1">
        <draw:frame presentation:style-name="pr5" draw:text-style-name="P2" draw:layer="layout" svg:width="18.194cm" svg:height="0.952cm" svg:x="0.212cm" svg:y="0.128cm" presentation:class="title" presentation:user-transformed="true">
          <draw:text-box>
            <text:list text:style-name="L8">
              <text:list-header>
                <text:p text:style-name="P6"><text:span text:style-name="T13"><text:s/></text:span><text:span text:style-name="T13">File operations</text:span></text:p>
              </text:list-header>
            </text:list>
          </draw:text-box>
        </draw:frame>
        <draw:frame presentation:style-name="pr4" draw:text-style-name="P2" draw:layer="layout" svg:width="19.606cm" svg:height="9.132cm" svg:x="0.348cm" svg:y="1.482cm" presentation:class="outline" presentation:user-transformed="true">
          <draw:text-box>
            <text:list text:style-name="L9">
              <text:list-item>
                <text:p text:style-name="P9"><text:span text:style-name="T11"><text:s text:c="3"/></text:span><text:span text:style-name="T11">The file_operations structure is defined in linux/fs.h </text:span></text:p>
              </text:list-item>
              <text:list-item>
                <text:p text:style-name="P9"><text:span text:style-name="T11"><text:s text:c="3"/></text:span><text:span text:style-name="T11">It holds pointers to functions defined by the driver that perform various operations on the device</text:span></text:p>
              </text:list-item>
              <text:list-item>
                <text:p text:style-name="P9"><text:span text:style-name="T11"><text:s text:c="3"/></text:span><text:span text:style-name="T11">Each field of the structure corresponds to the address of some function defined by the driver to handle a requested operation.</text:span></text:p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5" presentation:class="page"/>
          <draw:custom-shape draw:style-name="gr3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1" presentation:presentation-page-layout-name="AL1T1">
        <draw:frame presentation:style-name="pr3" draw:text-style-name="P2" draw:layer="layout" svg:width="19.786cm" svg:height="1.036cm" svg:x="0.212cm" svg:y="0.088cm" presentation:class="title" presentation:user-transformed="true">
          <draw:text-box>
            <text:list text:style-name="L8">
              <text:list-header>
                <text:p text:style-name="P6"><text:span text:style-name="T14">Connection between application and character device</text:span></text:p>
              </text:list-header>
            </text:list>
          </draw:text-box>
        </draw:frame>
        <draw:frame presentation:style-name="pr6" draw:text-style-name="P2" draw:layer="layout" svg:width="19.606cm" svg:height="9.132cm" svg:x="0.348cm" svg:y="1.482cm" presentation:class="outline" presentation:user-transformed="true">
          <draw:text-box>
            <text:list text:style-name="L9">
              <text:list-item>
                <text:p text:style-name="P10"><text:span text:style-name="T11"><text:s text:c="2"/></text:span><text:span text:style-name="T11">The connection between the application and the device file is based on the name of the device file</text:span></text:p>
              </text:list-item>
              <text:list-item>
                <text:p text:style-name="P10"><text:span text:style-name="T11"><text:s text:c="2"/></text:span><text:span text:style-name="T11">The connection between the device file and the device driver is based on the number of the device file that is major and minor numbers. </text:span></text:p>
              </text:list-item>
              <text:list-item>
                <text:p text:style-name="P10"><text:span text:style-name="T11"><text:s text:c="3"/></text:span><text:span text:style-name="T11">The connection between the device driver and the device registers <text:s/>is based on the IRQ number. </text:span></text:p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6" presentation:class="page"/>
          <draw:custom-shape draw:style-name="gr3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1" presentation:presentation-page-layout-name="AL1T1">
        <draw:frame presentation:style-name="pr3" draw:text-style-name="P2" draw:layer="layout" svg:width="18.194cm" svg:height="1.036cm" svg:x="0.212cm" svg:y="0.088cm" presentation:class="title" presentation:user-transformed="true">
          <draw:text-box>
            <text:list text:style-name="L10">
              <text:list-header>
                <text:p text:style-name="P6"><text:span text:style-name="T13">Allocating Memory</text:span></text:p>
              </text:list-header>
            </text:list>
          </draw:text-box>
        </draw:frame>
        <draw:frame presentation:style-name="pr4" draw:text-style-name="P2" draw:layer="layout" svg:width="19.606cm" svg:height="9.132cm" svg:x="0.348cm" svg:y="1.482cm" presentation:class="outline" presentation:user-transformed="true">
          <draw:text-box>
            <text:list text:style-name="L9">
              <text:list-item>
                <text:p text:style-name="P9"><text:span text:style-name="T11"><text:s text:c="2"/></text:span><text:span text:style-name="T11">Kmalloc</text:span></text:p>
              </text:list-item>
              <text:list-item>
                <text:p text:style-name="P9"><text:span text:style-name="T11"><text:s text:c="2"/></text:span><text:span text:style-name="T11">kfree</text:span></text:p>
              </text:list-item>
              <text:list-item>
                <text:p text:style-name="P9"><text:span text:style-name="T11"><text:s text:c="2"/></text:span><text:span text:style-name="T11">Vmalloc : The next memory allocation function that we show you is vmalloc , which allocates a contiguous memory region in the virtual address space.</text:span></text:p>
              </text:list-item>
              <text:list-item>
                <text:p text:style-name="P9"><text:span text:style-name="T11"><text:s text:c="3"/></text:span><text:span text:style-name="T11">vfree</text:span></text:p>
              </text:list-item>
            </text:list>
            <text:list text:style-name="L11">
              <text:list-header>
                <text:p text:style-name="P11"><text:span text:style-name="T11"/></text:p>
                <text:p text:style-name="P11"><text:span text:style-name="T11"/></text:p>
                <text:p text:style-name="P11"><text:span text:style-name="T11"/></text:p>
                <text:p text:style-name="P11"><text:span text:style-name="T11"/></text:p>
              </text:list-header>
            </text:list>
          </draw:text-box>
        </draw:frame>
        <presentation:notes draw:style-name="dp2">
          <draw:page-thumbnail draw:layer="layout" svg:width="14.838cm" svg:height="11.126cm" svg:x="3.074cm" svg:y="2.258cm" draw:page-number="7" presentation:class="page"/>
          <draw:custom-shape draw:style-name="gr3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le1" presentation:presentation-page-layout-name="AL1T1">
        <draw:frame presentation:style-name="pr5" draw:text-style-name="P2" draw:layer="layout" svg:width="18.194cm" svg:height="0.952cm" svg:x="0.212cm" svg:y="0.128cm" presentation:class="title" presentation:user-transformed="true">
          <draw:text-box>
            <text:list text:style-name="L10">
              <text:list-header>
                <text:p text:style-name="P6"><text:span text:style-name="T13">Interrupt Handling</text:span></text:p>
              </text:list-header>
            </text:list>
          </draw:text-box>
        </draw:frame>
        <draw:frame presentation:style-name="pr4" draw:text-style-name="P2" draw:layer="layout" svg:width="19.606cm" svg:height="9.132cm" svg:x="0.348cm" svg:y="1.482cm" presentation:class="outline" presentation:user-transformed="true">
          <draw:text-box>
            <text:list text:style-name="L9">
              <text:list-item>
                <text:p text:style-name="P9"><text:span text:style-name="T11"><text:s text:c="2"/></text:span><text:span text:style-name="T15"><text:s/></text:span><text:span text:style-name="T15">An interrupt handler or interrupt service routine (ISR) is the function that the kernel runs in response to a specific interrupt</text:span></text:p>
              </text:list-item>
              <text:list-item>
                <text:p text:style-name="P9"><text:span text:style-name="T15"><text:s text:c="3"/></text:span><text:span text:style-name="T15">Each device that generates interrupts has an associated interrupt handler</text:span></text:p>
              </text:list-item>
              <text:list-item>
                <text:p text:style-name="P9"><text:span text:style-name="T15"><text:s text:c="3"/></text:span><text:span text:style-name="T15">The interrupt handler for a device is part of the device's driver (the kernel code that manages the device).</text:span></text:p>
              </text:list-item>
              <text:list-item>
                <text:p text:style-name="P9"><text:span text:style-name="T15"><text:s text:c="4"/></text:span><text:span text:style-name="T15">The interrupt handler is classified into two types. This are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11">Top half</text:span></text:p>
                  </text:list-item>
                  <text:list-item>
                    <text:p text:style-name="P12"><text:span text:style-name="T11">bottom hal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8" presentation:class="page"/>
          <draw:custom-shape draw:style-name="gr3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itle1" presentation:presentation-page-layout-name="AL1T1">
        <draw:frame presentation:style-name="pr3" draw:text-style-name="P2" draw:layer="layout" svg:width="18.194cm" svg:height="1.036cm" svg:x="0.212cm" svg:y="0.088cm" presentation:class="title" presentation:user-transformed="true">
          <draw:text-box>
            <text:list text:style-name="L10">
              <text:list-header>
                <text:p text:style-name="P6"><text:span text:style-name="T13">Time and Delays</text:span></text:p>
              </text:list-header>
            </text:list>
          </draw:text-box>
        </draw:frame>
        <draw:frame presentation:style-name="pr4" draw:text-style-name="P2" draw:layer="layout" svg:width="19.606cm" svg:height="9.132cm" svg:x="0.348cm" svg:y="1.482cm" presentation:class="outline" presentation:user-transformed="true">
          <draw:text-box>
            <text:list text:style-name="L9">
              <text:list-item>
                <text:p text:style-name="P9"><text:span text:style-name="T16"><text:s text:c="2"/></text:span><text:span text:style-name="T16">Using the jiffies Counter</text:span></text:p>
              </text:list-item>
              <text:list-item>
                <text:p text:style-name="P9"><text:span text:style-name="T16"><text:s text:c="2"/></text:span><text:span text:style-name="T16">Long Delays</text:span></text:p>
              </text:list-item>
              <text:list-item>
                <text:p text:style-name="P9"><text:span text:style-name="T16"><text:s text:c="2"/></text:span><text:span text:style-name="T16">Short Delays</text:span></text:p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9" presentation:class="page"/>
          <draw:custom-shape draw:style-name="gr3" draw:text-style-name="P2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2" xml:id="id3" draw:id="id3">
        <anim:par smil:dur="indefinite" smil:fill="hold" smil:restart="never" presentation:node-type="timing-root">
          <anim:par smil:begin="id3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layer="layout" svg:width="19.799cm" svg:height="11.134cm" svg:x="0.6cm" svg:y="2.258cm" draw:page-number="10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3" xml:id="id4" draw:id="id4">
        <anim:par smil:dur="indefinite" smil:fill="hold" smil:restart="never" presentation:node-type="timing-root">
          <anim:par smil:begin="id4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layer="layout" svg:width="19.799cm" svg:height="11.134cm" svg:x="0.6cm" svg:y="2.258cm" draw:page-number="11" presentation:class="page"/>
          <draw:custom-shape draw:style-name="gr3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pitch="variable"/>
    <style:font-face style:name="Century gothic" svg:font-family="'Century gothic'" style:font-pitch="variable"/>
    <style:font-face style:name="DejaVu Sans" svg:font-family="'DejaVu Sans'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shrink-to-fit" fo:padding-top="0.095cm" fo:padding-bottom="0.095cm" fo:padding-left="0.19cm" fo:padding-right="0.19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7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2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095cm" fo:padding-bottom="0.095cm" fo:padding-left="0.19cm" fo:padding-right="0.19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pitch="variable" fo:font-size="14pt" fo:font-style="normal" fo:text-shadow="none" style:text-underline-style="none" fo:font-weight="normal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95cm" fo:padding-bottom="0.095cm" fo:padding-left="0.19cm" fo:padding-right="0.19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7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2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095cm" fo:padding-bottom="0.095cm" fo:padding-left="0.19cm" fo:padding-right="0.19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pitch="variable" fo:font-size="1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17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7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2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pitch="variable" fo:font-size="1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017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7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2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pitch="variable" fo:font-size="1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095cm" fo:padding-bottom="0.095cm" fo:padding-left="0.19cm" fo:padding-right="0.19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68cm" fo:line-height="97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pitch="variable" fo:font-size="9pt" fo:font-style="normal" fo:text-shadow="none" style:text-underline-style="none" fo:font-weight="normal" style:letter-kerning="true" style:font-name-asian="Droid Sans" style:font-family-asian="'Droid Sans'" style:font-pitch-asian="variable" style:font-size-asian="9pt" style:font-style-asian="normal" style:font-weight-asian="normal" style:font-name-complex="Droid Sans" style:font-family-complex="'Droid Sans'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216cm" fo:line-height="97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7pt" fo:font-style="normal" fo:text-shadow="none" style:text-underline-style="none" fo:font-weight="normal" style:font-name-asian="Droid Sans" style:font-family-asian="'Droid Sans'" style:font-pitch-asian="variable" style:font-size-asian="7pt" style:font-style-asian="normal" style:font-weight-asian="normal" style:font-name-complex="Droid Sans" style:font-family-complex="'Droid Sans'" style:font-pitch-complex="variable" style:font-size-complex="7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163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6pt" fo:font-style="normal" fo:text-shadow="none" style:text-underline-style="none" fo:font-weight="normal" style:font-name-asian="Droid Sans" style:font-family-asian="'Droid Sans'" style:font-pitch-asian="variable" style:font-size-asian="6pt" style:font-style-asian="normal" style:font-weight-asian="normal" style:font-name-complex="Droid Sans" style:font-family-complex="'Droid Sans'" style:font-pitch-complex="variable" style:font-size-complex="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1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6pt" fo:font-style="normal" fo:text-shadow="none" style:text-underline-style="none" fo:font-weight="normal" style:font-name-asian="Droid Sans" style:font-family-asian="'Droid Sans'" style:font-pitch-asian="variable" style:font-size-asian="6pt" style:font-style-asian="normal" style:font-weight-asian="normal" style:font-name-complex="Droid Sans" style:font-family-complex="'Droid Sans'" style:font-pitch-complex="variable" style:font-size-complex="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5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" style:font-family-asian="'Droid Sans'" style:font-pitch-asian="variable" style:font-size-asian="11pt" style:font-style-asian="normal" style:font-weight-asian="normal" style:font-name-complex="Droid Sans" style:font-family-complex="'Droid Sans'" style:font-pitch-complex="variable" style:font-size-complex="11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5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" style:font-family-asian="'Droid Sans'" style:font-pitch-asian="variable" style:font-size-asian="11pt" style:font-style-asian="normal" style:font-weight-asian="normal" style:font-name-complex="Droid Sans" style:font-family-complex="'Droid Sans'" style:font-pitch-complex="variable" style:font-size-complex="11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5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" style:font-family-asian="'Droid Sans'" style:font-pitch-asian="variable" style:font-size-asian="11pt" style:font-style-asian="normal" style:font-weight-asian="normal" style:font-name-complex="Droid Sans" style:font-family-complex="'Droid Sans'" style:font-pitch-complex="variable" style:font-size-complex="11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5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" style:font-family-asian="'Droid Sans'" style:font-pitch-asian="variable" style:font-size-asian="11pt" style:font-style-asian="normal" style:font-weight-asian="normal" style:font-name-complex="Droid Sans" style:font-family-complex="'Droid Sans'" style:font-pitch-complex="variable" style:font-size-complex="11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52cm" fo:line-height="97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" fo:font-family="'Century Gothic'" style:font-pitch="variable" fo:font-size="11pt" fo:font-style="normal" fo:text-shadow="none" style:text-underline-style="none" fo:font-weight="normal" style:font-name-asian="Droid Sans" style:font-family-asian="'Droid Sans'" style:font-pitch-asian="variable" style:font-size-asian="11pt" style:font-style-asian="normal" style:font-weight-asian="normal" style:font-name-complex="Droid Sans" style:font-family-complex="'Droid Sans'" style:font-pitch-complex="variable" style:font-size-complex="11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middle" fo:padding-top="0.095cm" fo:padding-bottom="0.095cm" fo:padding-left="0.19cm" fo:padding-right="0.19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pitch="variable" fo:font-size="8pt" fo:font-style="normal" fo:text-shadow="none" style:text-underline-style="none" fo:font-weight="normal" style:letter-kerning="true" style:font-name-asian="Droid Sans" style:font-family-asian="'Droid Sans'" style:font-pitch-asian="variable" style:font-size-asian="8pt" style:font-style-asian="normal" style:font-weight-asian="normal" style:font-name-complex="Droid Sans" style:font-family-complex="'Droid Sans'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-color="#808080"/>
    </style:style>
    <style:style style:name="Mgr6" style:family="graphic" style:parent-style-name="standard">
      <style:graphic-properties draw:stroke="solid" svg:stroke-width="0.106cm" svg:stroke-color="#ff85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solid" svg:stroke-width="0.106cm" svg:stroke-color="#0093dd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gr1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 draw:shadow-color="#808080"/>
    </style:style>
    <style:style style:name="M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justify" draw:textarea-vertical-align="top" draw:auto-grow-height="true" fo:padding-top="0.095cm" fo:padding-bottom="0.095cm" fo:padding-left="0.19cm" fo:padding-right="0.19cm" fo:wrap-option="wrap" draw:shadow-color="#808080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10%" draw:gamma="100%" draw:red="0%" draw:green="0%" draw:blue="0%" fo:clip="rect(0cm, 0cm, 0cm, 0cm)" draw:image-opacity="100%" style:mirror="none"/>
    </style:style>
    <style:style style:name="Mgr20" style:family="graphic" style:parent-style-name="standard">
      <style:graphic-properties draw:stroke="none" draw:fill="solid" draw:fill-color="#d9d9d9" draw:textarea-horizontal-align="justify" draw:textarea-vertical-align="top" draw:auto-grow-height="true" fo:padding-top="0.095cm" fo:padding-bottom="0.095cm" fo:padding-left="0.19cm" fo:padding-right="0.19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9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11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2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3" style:family="presentation" style:parent-style-name="Title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6" style:family="presentation" style:parent-style-name="Titl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P11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margin-top="0.035cm" fo:margin-bottom="0.035cm" fo:line-height="100%" fo:text-align="center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</style:style>
    <style:style style:name="MT1" style:family="text">
      <style:text-properties fo:color="#1f1a17" style:text-position="0% 100%" style:font-name="Century Gothic" fo:font-size="10pt" fo:language="en" fo:country="IN" style:font-size-asian="10pt" style:font-size-complex="10pt"/>
    </style:style>
    <style:style style:name="MT2" style:family="text">
      <style:text-properties fo:color="#1f1a17" style:text-position="0% 100%" style:font-name="Century Gothic" fo:font-size="8pt" fo:language="en" fo:country="IN" fo:font-style="italic" style:font-size-asian="8pt" style:font-style-asian="italic" style:font-size-complex="8pt" style:font-style-complex="italic"/>
    </style:style>
    <style:style style:name="MT3" style:family="text">
      <style:text-properties fo:color="#000000" style:font-name="Times New Roman" fo:font-size="14pt" fo:language="en" fo:country="IN" style:font-name-asian="DejaVu Sans" style:font-size-asian="14pt" style:font-name-complex="DejaVu Sans" style:font-size-complex="14pt"/>
    </style:style>
    <style:style style:name="MT4" style:family="text">
      <style:text-properties fo:color="#ccccff" style:text-position="0% 100%" style:font-name="Century Gothic" fo:font-size="10pt" fo:language="en" fo:country="IN" style:text-underline-style="solid" style:text-underline-width="auto" style:text-underline-color="font-color" style:font-size-asian="10pt" style:font-size-complex="10pt"/>
    </style:style>
    <style:style style:name="MT5" style:family="text">
      <style:text-properties fo:color="#000000" style:text-position="0% 100%" style:font-name="Century Gothic" fo:font-size="9pt" fo:language="en" fo:country="IN" style:font-size-asian="9pt" style:font-size-complex="9pt"/>
    </style:style>
    <style:style style:name="MT6" style:family="text">
      <style:text-properties fo:color="#000000" style:text-position="0% 100%" style:font-name="Century Gothic" fo:font-size="16pt" fo:language="en" fo:country="IN" fo:font-style="italic" style:font-size-asian="16pt" style:font-style-asian="italic" style:font-size-complex="16pt" style:font-style-complex="italic"/>
    </style:style>
    <style:style style:name="MT7" style:family="text">
      <style:text-properties fo:color="#383431" style:text-position="0% 100%" style:font-name="Century Gothic" fo:font-size="16pt" fo:language="en" fo:country="IN" fo:font-style="italic" style:font-size-asian="16pt" style:font-style-asian="italic" style:font-size-complex="16pt" style:font-style-complex="italic"/>
    </style:style>
    <style:style style:name="MT8" style:family="text">
      <style:text-properties fo:color="#ff8500" style:text-position="0% 100%" style:font-name="Century Gothic" fo:font-size="16pt" fo:language="en" fo:country="IN" fo:font-style="italic" style:font-size-asian="16pt" style:font-style-asian="italic" style:font-size-complex="16pt" style:font-style-complex="italic"/>
    </style:style>
    <style:style style:name="MT9" style:family="text">
      <style:text-properties fo:color="#0093dd" style:text-position="0% 100%" style:font-name="Century Gothic" fo:font-size="16pt" fo:language="en" fo:country="IN" fo:font-style="italic" style:font-size-asian="16pt" style:font-style-asian="italic" style:font-size-complex="16pt" style:font-style-complex="italic"/>
    </style:style>
    <style:style style:name="MT10" style:family="text">
      <style:text-properties fo:color="#0093dd" style:text-position="0% 100%" style:font-name="Century Gothic" fo:font-size="14pt" fo:language="en" fo:country="IN" style:font-size-asian="14pt" style:font-size-complex="14pt"/>
    </style:style>
    <style:style style:name="MT11" style:family="text">
      <style:text-properties fo:color="#0093dd" style:text-position="0% 100%" style:font-name="Century Gothic" fo:font-size="20pt" fo:language="en" fo:country="IN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f1a1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93d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drawooo:display="printer" svg:width="20.32cm" svg:height="0.481cm" svg:x="0cm" svg:y="10.945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4" draw:text-style-name="MP4" draw:layer="backgroundobjects" drawooo:display="printer" svg:width="2.487cm" svg:height="0.353cm" svg:x="17.476cm" svg:y="11.011cm">
        <draw:image xlink:href="Pictures/1000020100000268000000574A8D0F21.png" xlink:type="simple" xlink:show="embed" xlink:actuate="onLoad">
          <text:p/>
        </draw:image>
      </draw:frame>
      <draw:custom-shape draw:style-name="Mgr5" draw:text-style-name="MP3" draw:layer="backgroundobjects" drawooo:display="printer" svg:width="1.971cm" svg:height="0.424cm" svg:x="-0.542cm" svg:y="10.97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6" draw:text-style-name="MP4" draw:layer="backgroundobjects" svg:x1="0.344cm" svg:y1="1.27cm" svg:x2="16.576cm" svg:y2="1.27cm">
          <text:p/>
        </draw:line>
        <draw:line draw:style-name="Mgr7" draw:text-style-name="MP4" draw:layer="backgroundobjects" svg:x1="16.669cm" svg:y1="1.27cm" svg:x2="19.954cm" svg:y2="1.27cm">
          <text:p/>
        </draw:line>
      </draw:g>
      <draw:g>
        <draw:line draw:style-name="Mgr7" draw:text-style-name="MP4" draw:layer="backgroundobjects" svg:x1="0.357cm" svg:y1="10.795cm" svg:x2="16.594cm" svg:y2="10.795cm">
          <text:p/>
        </draw:line>
        <draw:line draw:style-name="Mgr6" draw:text-style-name="MP4" draw:layer="backgroundobjects" svg:x1="16.66cm" svg:y1="10.795cm" svg:x2="19.945cm" svg:y2="10.795cm">
          <text:p/>
        </draw:line>
      </draw:g>
      <draw:frame draw:style-name="Mgr4" draw:text-style-name="MP4" draw:layer="backgroundobjects" svg:width="5.111cm" svg:height="5.331cm" svg:x="1.27cm" svg:y="0cm">
        <draw:image xlink:href="Pictures/10000000000002E200000302E1064AAE.jpg" xlink:type="simple" xlink:show="embed" xlink:actuate="onLoad">
          <text:p/>
        </draw:image>
      </draw:frame>
      <draw:frame presentation:style-name="Default-title" draw:layer="backgroundobjects" svg:width="18.397cm" svg:height="1.252cm" svg:x="1.904cm" svg:y="5.715cm" presentation:class="title" presentation:placeholder="true">
        <draw:text-box/>
      </draw:frame>
      <draw:frame draw:style-name="Mgr4" draw:text-style-name="MP4" draw:layer="backgroundobjects" svg:width="6.35cm" svg:height="1.49cm" svg:x="13.123cm" svg:y="3.378cm">
        <draw:image xlink:href="Pictures/100002010000089800000205B23144C9.png" xlink:type="simple" xlink:show="embed" xlink:actuate="onLoad">
          <text:p/>
        </draw:image>
      </draw:frame>
      <draw:frame presentation:style-name="Default-outline1" draw:layer="backgroundobjects" svg:width="14.587cm" svg:height="1.041cm" svg:x="1.904cm" svg:y="6.984cm" presentation:class="outline" presentation:placeholder="true">
        <draw:text-box/>
      </draw:frame>
      <draw:custom-shape draw:style-name="Mgr8" draw:text-style-name="MP3" draw:layer="backgroundobjects" svg:width="7.113cm" svg:height="0.379cm" svg:x="6.606cm" svg:y="10.839cm">
        <text:list text:style-name="ML2">
          <text:list-header>
            <text:p text:style-name="MP6"><text:span text:style-name="MT2">Copyright © 2015, Global Edge Software Ltd.</text:span></text:p>
          </text:list-header>
        </text:list>
        <draw:enhanced-geometry svg:viewBox="0 0 0 0" draw:text-areas="0 0 ?f3 ?f2" draw:type="" draw:enhanced-path="M 0 0 L ?f3 0 ?f3 ?f2 0 ?f2 Z N">
          <draw:equation draw:name="f0" draw:formula="3556"/>
          <draw:equation draw:name="f1" draw:formula="1*381/2"/>
          <draw:equation draw:name="f2" draw:formula="381"/>
          <draw:equation draw:name="f3" draw:formula="7112"/>
        </draw:enhanced-geometry>
      </draw:custom-shape>
      <presentation:notes style:page-layout-name="PM0">
        <draw:rect draw:style-name="Mgr9" draw:text-style-name="MP7" draw:layer="backgroundobjects" svg:width="21cm" svg:height="29.7cm" svg:x="0cm" svg:y="0cm">
          <text:p/>
        </draw:rect>
        <draw:custom-shape draw:style-name="Mgr10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9cm" svg:height="11.117cm" svg:x="3.073cm" svg:y="2.257cm" presentation:class="page"/>
        <draw:frame presentation:style-name="Default-notes" draw:layer="backgroundobjects" svg:width="16.783cm" svg:height="13.348cm" svg:x="2.098cm" svg:y="14.107cm" presentation:class="notes" presentation:placeholder="true">
          <draw:text-box/>
        </draw:frame>
        <draw:frame draw:style-name="Mgr11" draw:text-style-name="MP9" draw:layer="backgroundobjects" svg:width="9.093cm" svg:height="1.468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12" draw:text-style-name="MP11" draw:layer="backgroundobjects" svg:width="9.092cm" svg:height="1.468cm" svg:x="11.88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13" draw:text-style-name="MP9" draw:layer="backgroundobjects" svg:width="9.093cm" svg:height="1.469cm" svg:x="-0.001cm" svg:y="28.212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14" draw:text-style-name="MP11" draw:layer="backgroundobjects" svg:width="9.092cm" svg:height="1.469cm" svg:x="11.889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0.32cm" svg:height="0.481cm" svg:x="0cm" svg:y="10.945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4" draw:text-style-name="MP4" draw:layer="backgroundobjects" svg:width="2.487cm" svg:height="0.353cm" svg:x="17.476cm" svg:y="11.011cm">
        <draw:image xlink:href="Pictures/1000020100000268000000574A8D0F21.png" xlink:type="simple" xlink:show="embed" xlink:actuate="onLoad">
          <text:p/>
        </draw:image>
      </draw:frame>
      <draw:custom-shape draw:style-name="Mgr5" draw:text-style-name="MP3" draw:layer="backgroundobjects" svg:width="1.971cm" svg:height="0.424cm" svg:x="-0.542cm" svg:y="10.97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6" draw:text-style-name="MP4" draw:layer="backgroundobjects" svg:x1="0.344cm" svg:y1="1.27cm" svg:x2="16.576cm" svg:y2="1.27cm">
          <text:p/>
        </draw:line>
        <draw:line draw:style-name="Mgr7" draw:text-style-name="MP4" draw:layer="backgroundobjects" svg:x1="16.669cm" svg:y1="1.27cm" svg:x2="19.954cm" svg:y2="1.27cm">
          <text:p/>
        </draw:line>
      </draw:g>
      <draw:g>
        <draw:line draw:style-name="Mgr7" draw:text-style-name="MP4" draw:layer="backgroundobjects" svg:x1="0.357cm" svg:y1="10.795cm" svg:x2="16.594cm" svg:y2="10.795cm">
          <text:p/>
        </draw:line>
        <draw:line draw:style-name="Mgr6" draw:text-style-name="MP4" draw:layer="backgroundobjects" svg:x1="16.66cm" svg:y1="10.795cm" svg:x2="19.945cm" svg:y2="10.795cm">
          <text:p/>
        </draw:line>
      </draw:g>
      <draw:frame presentation:style-name="Title1-outline1" draw:layer="backgroundobjects" svg:width="19.597cm" svg:height="9.123cm" svg:x="0.347cm" svg:y="1.481cm" presentation:class="outline" presentation:placeholder="true">
        <draw:text-box/>
      </draw:frame>
      <draw:frame presentation:style-name="Title1-title" draw:layer="backgroundobjects" svg:width="18.185cm" svg:height="0.868cm" svg:x="0.211cm" svg:y="0.168cm" presentation:class="title" presentation:placeholder="true">
        <draw:text-box/>
      </draw:frame>
      <presentation:notes style:page-layout-name="PM0">
        <draw:rect draw:style-name="Mgr9" draw:text-style-name="MP7" draw:layer="backgroundobjects" svg:width="21cm" svg:height="29.7cm" svg:x="0cm" svg:y="0cm">
          <text:p/>
        </draw:rect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29cm" svg:height="11.117cm" svg:x="3.073cm" svg:y="2.257cm" presentation:class="page"/>
        <draw:frame presentation:style-name="Title1-notes" draw:layer="backgroundobjects" svg:width="16.783cm" svg:height="13.348cm" svg:x="2.098cm" svg:y="14.107cm" presentation:class="notes" presentation:placeholder="true">
          <draw:text-box/>
        </draw:frame>
        <draw:frame presentation:style-name="Mpr1" draw:text-style-name="MP9" draw:layer="backgroundobjects" svg:width="9.093cm" svg:height="1.468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" draw:text-style-name="MP11" draw:layer="backgroundobjects" svg:width="9.092cm" svg:height="1.468cm" svg:x="11.88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3" draw:text-style-name="MP9" draw:layer="backgroundobjects" svg:width="9.093cm" svg:height="1.469cm" svg:x="-0.001cm" svg:y="28.212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" draw:text-style-name="MP11" draw:layer="backgroundobjects" svg:width="9.092cm" svg:height="1.469cm" svg:x="11.889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drawooo:display="printer" svg:width="20.32cm" svg:height="0.481cm" svg:x="0cm" svg:y="10.945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4" draw:text-style-name="MP4" draw:layer="backgroundobjects" drawooo:display="printer" svg:width="2.487cm" svg:height="0.353cm" svg:x="17.476cm" svg:y="11.011cm">
        <draw:image xlink:href="Pictures/1000020100000268000000574A8D0F21.png" xlink:type="simple" xlink:show="embed" xlink:actuate="onLoad">
          <text:p/>
        </draw:image>
      </draw:frame>
      <draw:custom-shape draw:style-name="Mgr5" draw:text-style-name="MP3" draw:layer="backgroundobjects" drawooo:display="printer" svg:width="1.971cm" svg:height="0.424cm" svg:x="-0.542cm" svg:y="10.97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6" draw:text-style-name="MP4" draw:layer="backgroundobjects" svg:x1="0.344cm" svg:y1="1.27cm" svg:x2="16.576cm" svg:y2="1.27cm">
          <text:p/>
        </draw:line>
        <draw:line draw:style-name="Mgr7" draw:text-style-name="MP4" draw:layer="backgroundobjects" svg:x1="16.669cm" svg:y1="1.27cm" svg:x2="19.954cm" svg:y2="1.27cm">
          <text:p/>
        </draw:line>
      </draw:g>
      <draw:g>
        <draw:line draw:style-name="Mgr7" draw:text-style-name="MP4" draw:layer="backgroundobjects" svg:x1="0.357cm" svg:y1="10.795cm" svg:x2="16.594cm" svg:y2="10.795cm">
          <text:p/>
        </draw:line>
        <draw:line draw:style-name="Mgr6" draw:text-style-name="MP4" draw:layer="backgroundobjects" svg:x1="16.66cm" svg:y1="10.795cm" svg:x2="19.945cm" svg:y2="10.795cm">
          <text:p/>
        </draw:line>
      </draw:g>
      <draw:custom-shape draw:style-name="Mgr16" draw:text-style-name="MP3" draw:layer="backgroundobjects" svg:width="4.523cm" svg:height="0.424cm" svg:x="7.44cm" svg:y="10.072cm">
        <text:list text:style-name="ML3">
          <text:list-header>
            <text:p text:style-name="MP6"><text:span text:style-name="MT4"><text:a xlink:href="http://www.globaledgesoft.com/" xlink:type="simple">www.globaledgesoft.com</text:a></text:span><text:span text:style-name="MT4"><text:a xlink:href="http://www.globaledgesoft.com/" xlink:type="simple"> </text:a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4525/2"/>
          <draw:equation draw:name="f1" draw:formula="213"/>
          <draw:equation draw:name="f2" draw:formula="426"/>
          <draw:equation draw:name="f3" draw:formula="4525"/>
        </draw:enhanced-geometry>
      </draw:custom-shape>
      <draw:g>
        <draw:g>
          <draw:frame draw:style-name="Mgr4" draw:text-style-name="MP4" draw:layer="backgroundobjects" svg:width="0.745cm" svg:height="0.49cm" svg:x="3.347cm" svg:y="7.461cm">
            <draw:image xlink:href="Pictures/1000000000000113000000B74B3B9304.png" xlink:type="simple" xlink:show="embed" xlink:actuate="onLoad">
              <text:p/>
            </draw:image>
          </draw:frame>
          <draw:custom-shape draw:style-name="Mgr17" draw:text-style-name="MP3" draw:layer="backgroundobjects" svg:width="5.402cm" svg:height="1.534cm" svg:x="1.019cm" svg:y="8.14cm">
            <text:list text:style-name="ML4">
              <text:list-header>
                <text:p text:style-name="MP12"><text:span text:style-name="MT5">Global Village</text:span></text:p>
                <text:p text:style-name="MP12"><text:span text:style-name="MT5">IT SEZ</text:span></text:p>
                <text:p text:style-name="MP12"><text:span text:style-name="MT5">Bangalore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5419/2"/>
              <draw:equation draw:name="f1" draw:formula="1*1465/2"/>
              <draw:equation draw:name="f2" draw:formula="1465"/>
              <draw:equation draw:name="f3" draw:formula="5419"/>
            </draw:enhanced-geometry>
          </draw:custom-shape>
        </draw:g>
        <draw:g>
          <draw:frame draw:style-name="Mgr4" draw:text-style-name="MP4" draw:layer="backgroundobjects" svg:width="0.745cm" svg:height="0.49cm" svg:x="16.21cm" svg:y="7.461cm">
            <draw:image xlink:href="Pictures/1000000000000113000000B74B3B9304.png" xlink:type="simple" xlink:show="embed" xlink:actuate="onLoad">
              <text:p/>
            </draw:image>
          </draw:frame>
          <draw:custom-shape draw:style-name="Mgr17" draw:text-style-name="MP3" draw:layer="backgroundobjects" svg:width="5.389cm" svg:height="1.534cm" svg:x="13.886cm" svg:y="8.14cm">
            <text:list text:style-name="ML4">
              <text:list-header>
                <text:p text:style-name="MP12"><text:span text:style-name="MT5">Raheja Mindspace</text:span></text:p>
                <text:p text:style-name="MP12"><text:span text:style-name="MT5">IT Park</text:span></text:p>
                <text:p text:style-name="MP12"><text:span text:style-name="MT5">Hyderabad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2705"/>
              <draw:equation draw:name="f1" draw:formula="1*1465/2"/>
              <draw:equation draw:name="f2" draw:formula="1465"/>
              <draw:equation draw:name="f3" draw:formula="5410"/>
            </draw:enhanced-geometry>
          </draw:custom-shape>
        </draw:g>
        <draw:g>
          <draw:frame draw:style-name="Mgr4" draw:text-style-name="MP4" draw:layer="backgroundobjects" svg:width="0.745cm" svg:height="0.49cm" svg:x="9.781cm" svg:y="7.461cm">
            <draw:image xlink:href="Pictures/100000000000013B000000A09B2C7D81.jpg" xlink:type="simple" xlink:show="embed" xlink:actuate="onLoad">
              <text:p/>
            </draw:image>
          </draw:frame>
          <draw:custom-shape draw:style-name="Mgr17" draw:text-style-name="MP3" draw:layer="backgroundobjects" svg:width="5.389cm" svg:height="1.534cm" svg:x="7.457cm" svg:y="8.14cm">
            <text:list text:style-name="ML4">
              <text:list-header>
                <text:p text:style-name="MP12"><text:span text:style-name="MT5">South Main Street </text:span></text:p>
                <text:p text:style-name="MP12"><text:span text:style-name="MT5">Milpitas</text:span></text:p>
                <text:p text:style-name="MP12"><text:span text:style-name="MT5">California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2705"/>
              <draw:equation draw:name="f1" draw:formula="1*1465/2"/>
              <draw:equation draw:name="f2" draw:formula="1465"/>
              <draw:equation draw:name="f3" draw:formula="5410"/>
            </draw:enhanced-geometry>
          </draw:custom-shape>
        </draw:g>
      </draw:g>
      <draw:custom-shape draw:style-name="Mgr18" draw:text-style-name="MP3" draw:layer="backgroundobjects" svg:width="13.714cm" svg:height="0.867cm" svg:x="3.303cm" svg:y="0.882cm">
        <text:list text:style-name="ML4">
          <text:list-header>
            <text:p text:style-name="MP6"><text:span text:style-name="MT6">Large enough to Deliver</text:span><text:span text:style-name="MT7">,</text:span><text:span text:style-name="MT8"> </text:span><text:span text:style-name="MT9">Small enough to Care</text:span></text:p>
          </text:list-header>
        </text:list>
        <draw:enhanced-geometry svg:viewBox="0 0 0 0" draw:text-areas="0 0 ?f3 ?f2" draw:type="" draw:enhanced-path="M 0 0 L ?f3 0 ?f3 ?f2 0 ?f2 Z N">
          <draw:equation draw:name="f0" draw:formula="6858"/>
          <draw:equation draw:name="f1" draw:formula="434"/>
          <draw:equation draw:name="f2" draw:formula="868"/>
          <draw:equation draw:name="f3" draw:formula="13716"/>
        </draw:enhanced-geometry>
      </draw:custom-shape>
      <draw:g>
        <draw:frame draw:style-name="Mgr19" draw:text-style-name="MP4" draw:layer="backgroundobjects" svg:width="9.697cm" svg:height="3.801cm" svg:x="6.487cm" svg:y="1.989cm">
          <draw:image xlink:href="Pictures/100000000000034A000001B88A006968.jpg" xlink:type="simple" xlink:show="embed" xlink:actuate="onLoad">
            <text:p/>
          </draw:image>
        </draw:frame>
        <draw:frame draw:style-name="Mgr4" draw:text-style-name="MP4" draw:layer="backgroundobjects" svg:width="2.589cm" svg:height="1.504cm" svg:x="4.114cm" svg:y="4.405cm">
          <draw:image xlink:href="Pictures/100002010000012C000000EA6E4A6DA8.png" xlink:type="simple" xlink:show="embed" xlink:actuate="onLoad">
            <text:p/>
          </draw:image>
        </draw:frame>
      </draw:g>
      <draw:frame draw:style-name="Mgr4" draw:text-style-name="MP4" draw:layer="backgroundobjects" svg:width="0.53cm" svg:height="0.529cm" svg:x="5.503cm" svg:y="10.019cm">
        <draw:image xlink:href="Pictures/100002010000002E0000002E8A06B805.png" xlink:type="simple" xlink:show="embed" xlink:actuate="onLoad">
          <text:p/>
        </draw:image>
      </draw:frame>
      <draw:frame draw:style-name="Mgr4" draw:text-style-name="MP4" draw:layer="backgroundobjects" svg:width="0.595cm" svg:height="0.595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Title2-title" draw:layer="backgroundobjects" svg:width="18.27cm" svg:height="1.888cm" svg:x="1.014cm" svg:y="0.454cm" presentation:class="title" presentation:placeholder="true">
        <draw:text-box/>
      </draw:frame>
      <draw:frame presentation:style-name="Title2-outline1" draw:layer="backgroundobjects" svg:width="18.27cm" svg:height="6.61cm" svg:x="1.014cm" svg:y="2.672cm" presentation:class="outline" presentation:placeholder="true">
        <draw:text-box/>
      </draw:frame>
      <presentation:notes style:page-layout-name="PM0">
        <draw:rect draw:style-name="Mgr9" draw:text-style-name="MP7" draw:layer="backgroundobjects" svg:width="21cm" svg:height="29.7cm" svg:x="0cm" svg:y="0cm">
          <text:p/>
        </draw:rect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29cm" svg:height="11.117cm" svg:x="3.073cm" svg:y="2.257cm" presentation:class="page"/>
        <draw:frame presentation:style-name="Title2-notes" draw:layer="backgroundobjects" svg:width="16.783cm" svg:height="13.348cm" svg:x="2.098cm" svg:y="14.107cm" presentation:class="notes" presentation:placeholder="true">
          <draw:text-box/>
        </draw:frame>
        <draw:frame presentation:style-name="Mpr5" draw:text-style-name="MP9" draw:layer="backgroundobjects" svg:width="9.093cm" svg:height="1.468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9.092cm" svg:height="1.468cm" svg:x="11.88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7" draw:text-style-name="MP9" draw:layer="backgroundobjects" svg:width="9.093cm" svg:height="1.469cm" svg:x="-0.001cm" svg:y="28.212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9.092cm" svg:height="1.469cm" svg:x="11.889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drawooo:display="printer" svg:width="20.32cm" svg:height="0.481cm" svg:x="0cm" svg:y="10.945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4" draw:text-style-name="MP4" draw:layer="backgroundobjects" drawooo:display="printer" svg:width="2.487cm" svg:height="0.353cm" svg:x="17.476cm" svg:y="11.011cm">
        <draw:image xlink:href="Pictures/1000020100000268000000574A8D0F21.png" xlink:type="simple" xlink:show="embed" xlink:actuate="onLoad">
          <text:p/>
        </draw:image>
      </draw:frame>
      <draw:custom-shape draw:style-name="Mgr5" draw:text-style-name="MP3" draw:layer="backgroundobjects" drawooo:display="printer" svg:width="1.971cm" svg:height="0.424cm" svg:x="-0.542cm" svg:y="10.97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6" draw:text-style-name="MP4" draw:layer="backgroundobjects" svg:x1="0.344cm" svg:y1="1.27cm" svg:x2="16.576cm" svg:y2="1.27cm">
          <text:p/>
        </draw:line>
        <draw:line draw:style-name="Mgr7" draw:text-style-name="MP4" draw:layer="backgroundobjects" svg:x1="16.669cm" svg:y1="1.27cm" svg:x2="19.954cm" svg:y2="1.27cm">
          <text:p/>
        </draw:line>
      </draw:g>
      <draw:g>
        <draw:line draw:style-name="Mgr7" draw:text-style-name="MP4" draw:layer="backgroundobjects" svg:x1="0.357cm" svg:y1="10.795cm" svg:x2="16.594cm" svg:y2="10.795cm">
          <text:p/>
        </draw:line>
        <draw:line draw:style-name="Mgr6" draw:text-style-name="MP4" draw:layer="backgroundobjects" svg:x1="16.66cm" svg:y1="10.795cm" svg:x2="19.945cm" svg:y2="10.795cm">
          <text:p/>
        </draw:line>
      </draw:g>
      <draw:custom-shape draw:style-name="Mgr18" draw:text-style-name="MP3" draw:layer="backgroundobjects" svg:width="7.28cm" svg:height="5.267cm" svg:x="12.405cm" svg:y="5.04cm">
        <text:list text:style-name="ML5">
          <text:list-header>
            <text:p text:style-name="MP13"><text:span text:style-name="MT10">Fairness</text:span></text:p>
            <text:p text:style-name="MP13"><text:span text:style-name="MT10">Learning</text:span></text:p>
            <text:p text:style-name="MP13"><text:span text:style-name="MT10">Responsibility</text:span></text:p>
            <text:p text:style-name="MP13"><text:span text:style-name="MT10">Innovation</text:span></text:p>
            <text:p text:style-name="MP13"><text:span text:style-name="MT10">Respect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7281/2"/>
          <draw:equation draw:name="f1" draw:formula="2630"/>
          <draw:equation draw:name="f2" draw:formula="5260"/>
          <draw:equation draw:name="f3" draw:formula="7281"/>
        </draw:enhanced-geometry>
      </draw:custom-shape>
      <draw:custom-shape draw:style-name="Mgr20" draw:text-style-name="MP3" draw:layer="backgroundobjects" svg:width="16.087cm" svg:height="1.038cm" svg:x="0cm" svg:y="3.175cm">
        <text:list text:style-name="ML5">
          <text:list-header>
            <text:p text:style-name="MP6"><text:span text:style-name="MT11">Thank you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6087/2"/>
          <draw:equation draw:name="f1" draw:formula="1*1039/2"/>
          <draw:equation draw:name="f2" draw:formula="1039"/>
          <draw:equation draw:name="f3" draw:formula="16087"/>
        </draw:enhanced-geometry>
      </draw:custom-shape>
      <draw:frame draw:style-name="Mgr4" draw:text-style-name="MP4" draw:layer="backgroundobjects" svg:width="6.116cm" svg:height="1.433cm" svg:x="12.987cm" svg:y="0.895cm">
        <draw:image xlink:href="Pictures/1000020100000373000000CFA6737352.png" xlink:type="simple" xlink:show="embed" xlink:actuate="onLoad">
          <text:p/>
        </draw:image>
      </draw:frame>
      <draw:frame draw:style-name="Mgr4" draw:text-style-name="MP4" draw:layer="backgroundobjects" svg:width="6.477cm" svg:height="6.275cm" svg:x="4.807cm" svg:y="4.732cm">
        <draw:image xlink:href="Pictures/100000000000023100000220901CB8A4.jpg" xlink:type="simple" xlink:show="embed" xlink:actuate="onLoad">
          <text:p/>
        </draw:image>
      </draw:frame>
      <draw:frame presentation:style-name="Title3-title" draw:layer="backgroundobjects" svg:width="18.27cm" svg:height="1.888cm" svg:x="1.014cm" svg:y="0.454cm" presentation:class="title" presentation:placeholder="true">
        <draw:text-box/>
      </draw:frame>
      <draw:frame presentation:style-name="Title3-outline1" draw:layer="backgroundobjects" svg:width="18.27cm" svg:height="6.61cm" svg:x="1.014cm" svg:y="2.672cm" presentation:class="outline" presentation:placeholder="true">
        <draw:text-box/>
      </draw:frame>
      <presentation:notes style:page-layout-name="PM0">
        <draw:rect draw:style-name="Mgr9" draw:text-style-name="MP7" draw:layer="backgroundobjects" svg:width="21cm" svg:height="29.7cm" svg:x="0cm" svg:y="0cm">
          <text:p/>
        </draw:rect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29cm" svg:height="11.117cm" svg:x="3.073cm" svg:y="2.257cm" presentation:class="page"/>
        <draw:frame presentation:style-name="Title3-notes" draw:layer="backgroundobjects" svg:width="16.783cm" svg:height="13.348cm" svg:x="2.098cm" svg:y="14.107cm" presentation:class="notes" presentation:placeholder="true">
          <draw:text-box/>
        </draw:frame>
        <draw:frame presentation:style-name="Mpr9" draw:text-style-name="MP9" draw:layer="backgroundobjects" svg:width="9.093cm" svg:height="1.468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0" draw:text-style-name="MP11" draw:layer="backgroundobjects" svg:width="9.092cm" svg:height="1.468cm" svg:x="11.88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1" draw:text-style-name="MP9" draw:layer="backgroundobjects" svg:width="9.093cm" svg:height="1.469cm" svg:x="-0.001cm" svg:y="28.212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2cm" svg:height="1.469cm" svg:x="11.889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0.32cm" svg:height="0.481cm" svg:x="0cm" svg:y="10.945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4" draw:text-style-name="MP4" draw:layer="backgroundobjects" svg:width="2.487cm" svg:height="0.353cm" svg:x="17.471cm" svg:y="11.011cm">
        <draw:image xlink:href="Pictures/1000020100000268000000574A8D0F21.png" xlink:type="simple" xlink:show="embed" xlink:actuate="onLoad">
          <text:p/>
        </draw:image>
      </draw:frame>
      <draw:custom-shape draw:style-name="Mgr5" draw:text-style-name="MP3" draw:layer="backgroundobjects" svg:width="1.971cm" svg:height="0.424cm" svg:x="-0.128cm" svg:y="10.976cm">
        <text:list text:style-name="ML2">
          <text:list-header>
            <text:p text:style-name="MP5"><text:span text:style-name="MT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565"/>
          <draw:equation draw:name="f1" draw:formula="212"/>
          <draw:equation draw:name="f2" draw:formula="424"/>
          <draw:equation draw:name="f3" draw:formula="1130"/>
        </draw:enhanced-geometry>
      </draw:custom-shape>
      <draw:g>
        <draw:line draw:style-name="Mgr6" draw:text-style-name="MP4" draw:layer="backgroundobjects" svg:x1="0.344cm" svg:y1="1.27cm" svg:x2="16.581cm" svg:y2="1.27cm">
          <text:p/>
        </draw:line>
        <draw:line draw:style-name="Mgr7" draw:text-style-name="MP4" draw:layer="backgroundobjects" svg:x1="16.669cm" svg:y1="1.27cm" svg:x2="19.954cm" svg:y2="1.27cm">
          <text:p/>
        </draw:line>
      </draw:g>
      <draw:g>
        <draw:line draw:style-name="Mgr7" draw:text-style-name="MP4" draw:layer="backgroundobjects" svg:x1="0.357cm" svg:y1="10.795cm" svg:x2="16.598cm" svg:y2="10.795cm">
          <text:p/>
        </draw:line>
        <draw:line draw:style-name="Mgr6" draw:text-style-name="MP4" draw:layer="backgroundobjects" svg:x1="16.664cm" svg:y1="10.795cm" svg:x2="19.95cm" svg:y2="10.795cm">
          <text:p/>
        </draw:line>
      </draw:g>
      <draw:frame presentation:style-name="Title4-outline1" draw:layer="backgroundobjects" svg:width="19.597cm" svg:height="9.123cm" svg:x="0.343cm" svg:y="1.481cm" presentation:class="outline" presentation:placeholder="true">
        <draw:text-box/>
      </draw:frame>
      <draw:frame presentation:style-name="Title4-title" draw:layer="backgroundobjects" svg:width="18.185cm" svg:height="0.868cm" svg:x="0.211cm" svg:y="0.168cm" presentation:class="title" presentation:placeholder="true">
        <draw:text-box/>
      </draw:frame>
      <presentation:notes style:page-layout-name="PM0">
        <draw:rect draw:style-name="Mgr9" draw:text-style-name="MP7" draw:layer="backgroundobjects" svg:width="21cm" svg:height="29.7cm" svg:x="0cm" svg:y="0cm">
          <text:p/>
        </draw:rect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3" draw:layer="Background 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29cm" svg:height="11.117cm" svg:x="3.073cm" svg:y="2.257cm" presentation:class="page"/>
        <draw:frame presentation:style-name="Title4-notes" draw:layer="backgroundobjects" svg:width="16.783cm" svg:height="13.348cm" svg:x="2.098cm" svg:y="14.107cm" presentation:class="notes" presentation:placeholder="true">
          <draw:text-box/>
        </draw:frame>
        <draw:frame presentation:style-name="Mpr13" draw:text-style-name="MP9" draw:layer="backgroundobjects" svg:width="9.093cm" svg:height="1.468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2cm" svg:height="1.468cm" svg:x="11.889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5" draw:text-style-name="MP9" draw:layer="backgroundobjects" svg:width="9.093cm" svg:height="1.469cm" svg:x="-0.001cm" svg:y="28.212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6" draw:text-style-name="MP11" draw:layer="backgroundobjects" svg:width="9.092cm" svg:height="1.469cm" svg:x="11.889cm" svg:y="28.212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8-05-23T15:17:29.345575073</meta:creation-date>
    <dc:date>2018-05-23T15:25:10.159995631</dc:date>
    <meta:editing-cycles>390</meta:editing-cycles>
    <meta:editing-duration>PT41M56S</meta:editing-duration>
    <meta:document-statistic meta:object-count="179"/>
    <meta:generator>LibreOffice/4.2.8.2$Linux_X86_64 LibreOffice_project/420m0$Build-2</meta:generator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